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1">
      <style:paragraph-properties style:page-number="auto"/>
    </style:style>
  </office:automatic-styles>
  <office:body>
    <office:text>
      <text:tracked-changes>
        <text:changed-region xml:id="ct71671552" text:id="ct71671552">
          <text:insertion>
            <office:change-info>
              <dc:creator>Emmanuel Hugonnet</dc:creator>
              <dc:date>2011-09-16T13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ests with Tika<text:change-start text:change-id="ct71671552"/> with love<text:change-end text:change-id="ct716715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padding="0cm" fo:border="none" style:text-autospace="ideograph-alpha" style:punctuation-wrap="hanging" style:line-break="strict" style:tab-stop-distance="1.245cm" style:writing-mode="page"/>
      <style:text-properties fo:color="#000000" style:font-name="Times New Roman" fo:font-size="12pt" fo:language="de" fo:country="DE" style:letter-kerning="true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 style:writing-mode="page"/>
      <style:text-properties fo:color="#000000" style:font-name="Times New Roman" fo:font-size="12pt" fo:language="zxx" fo:country="none" style:letter-kerning="true"/>
    </style:style>
    <style:style style:name="Heading" style:family="paragraph" style:next-style-name="Text_20_body" style:class="text">
      <style:paragraph-properties fo:margin-top="0.423cm" fo:margin-bottom="0.212cm" fo:padding="0cm" fo:border="none" style:writing-mode="page"/>
      <style:text-properties fo:color="#000000" style:font-name="Arial" fo:font-size="14pt" fo:language="zxx" fo:country="none" style:letter-kerning="true"/>
    </style:style>
    <style:style style:name="Text_20_body" style:display-name="Text body" style:family="paragraph" style:class="text">
      <style:paragraph-properties fo:margin-top="0cm" fo:margin-bottom="0.212cm" fo:padding="0cm" fo:border="none" style:writing-mode="page"/>
      <style:text-properties fo:color="#000000" style:font-name="Times New Roman" fo:font-size="12pt" fo:language="zxx" fo:country="none" style:letter-kerning="true"/>
    </style:style>
    <style:style style:name="List" style:family="paragraph" style:class="list">
      <style:paragraph-properties fo:margin-top="0cm" fo:margin-bottom="0.212cm" fo:padding="0cm" fo:border="none" style:writing-mode="page"/>
      <style:text-properties fo:color="#000000" style:font-name="Times New Roman" fo:font-size="12pt" fo:language="zxx" fo:country="none" style:letter-kerning="true"/>
    </style:style>
    <style:style style:name="Index" style:family="paragraph" style:class="index">
      <style:paragraph-properties fo:padding="0cm" fo:border="none" style:writing-mode="page"/>
      <style:text-properties fo:color="#000000" style:font-name="Times New Roman" fo:font-size="12pt" fo:language="zxx" fo:country="none" style:letter-kerning="true"/>
    </style:style>
    <style:style style:name="Caption" style:family="paragraph" style:class="extra">
      <style:paragraph-properties fo:margin-top="0.212cm" fo:margin-bottom="0.212cm" fo:padding="0cm" fo:border="none" style:writing-mode="page"/>
      <style:text-properties fo:color="#000000" style:font-name="Times New Roman" fo:font-size="12pt" fo:language="zxx" fo:country="none" fo:font-style="italic"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0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0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  <style:master-page style:name="Standar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title>Test pour Tika</dc:title>
    <dc:description>Comments</dc:description>
    <dc:subject>Document de test pour Tika</dc:subject>
    <meta:comments>Commentaires</meta:comments>
    <meta:keyword>Tika Keywords Test</meta:keyword>
    <meta:initial-creator>Inconnu</meta:initial-creator>
    <meta:editing-cycles>8</meta:editing-cycles>
    <dc:date>2011-09-16T13:05:51</dc:date>
    <meta:creation-date>2009-04-16T11:32:02.64</meta:creation-date>
    <dc:creator>Emmanuel Hugonnet</dc:creator>
    <meta:document-statistic meta:table-count="0" meta:image-count="0" meta:object-count="0" meta:page-count="1" meta:paragraph-count="1" meta:word-count="6" meta:character-count="29"/>
    <meta:editing-duration>PT10S</meta:editing-duration>
    <meta:user-defined meta:name="city">Eybens</meta:user-defined>
    <meta:user-defined meta:name="company">Silverpeas</meta:user-defined>
    <meta:user-defined meta:name="country">France</meta:user-defined>
  </office:meta>
</office:document-meta>
</file>